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ecab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1">
        <text:h text:style-name="Heading_20_4" text:outline-level="4"><text:span text:style-name="T1">Scrolling</text:span>:</text:h>
        <text:p text:style-name="Text_20_body_20_indent_20_Organon"><text:span text:style-name="T1">If files and folders need more space than the Organon window offers, a scrollbar will be shown.</text:span></text:p>
        <text:p text:style-name="Text_20_body_20_indent_20_Organon"/>
        <text:p text:style-name="Text_20_body_20_indent_20_Organon"><text:span text:style-name="T1">Unfortunately the scrollbar can't be moved by the mousewheel.</text:span> <text:span text:style-name="T1">I couldn't find an (easy)</text:span> <text:span text:style-name="T1">solution for using the mousewheel with Office</text:span>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39" meta:character-count="240" meta:non-whitespace-character-count="203"/>
    <dc:date>2014-06-24T11:31:25.780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